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leObj1" manifest:media-type=""/>
  <manifest:file-entry manifest:full-path="ObjectReplacements/OleObj2" manifest:media-type=""/>
  <manifest:file-entry manifest:full-path="OleObj1" manifest:media-type="application/octet-stream"/>
  <manifest:file-entry manifest:full-path="settings.xml" manifest:media-type="text/xml"/>
  <manifest:file-entry manifest:full-path="OleObj2" manifest:media-type="application/octet-stream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100%" fo:text-align="start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8pt" fo:font-weight="bold" fo:background-color="transparent" style:font-name-asian="Calibri1" style:font-name-complex="Calibri1"/>
    </style:style>
    <style:style style:name="P3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 style:list-style-name="L1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1pt" fo:font-style="italic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Calibri1" fo:font-size="16pt" fo:font-weight="bold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Calibri1" fo:font-size="16pt" fo:font-weight="bold" fo:background-color="transparent" loext:char-shading-value="0" style:font-name-asian="Calibri1" style:font-name-complex="Calibri1"/>
    </style:style>
    <style:style style:name="T3" style:family="text">
      <style:text-properties fo:color="#000000" style:font-name="Calibri1" fo:font-size="11pt" fo:font-style="italic" fo:font-weight="bold" fo:background-color="transparent" loext:char-shading-value="0" style:font-name-asian="Calibri1" style:font-name-complex="Calibri1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ct Requirements</text:p>
      <text:p text:style-name="P3">The application (when fully completed) will allow the user to do the following:</text:p>
      <text:p text:style-name="P3"/>
      <text:list xml:id="list2234375221272069663" text:style-name="L1">
        <text:list-item>
          <text:p text:style-name="P4">Graphically view yearly, semi-annually or quarterly trends for individual stocks or Exchange indices.</text:p>
        </text:list-item>
        <text:list-item>
          <text:p text:style-name="P4">Graphically view the deviation of individual stocks from various averages</text:p>
        </text:list-item>
        <text:list-item>
          <text:p text:style-name="P4">Graphically view the deviation of individual stocks from sectoral index</text:p>
        </text:list-item>
        <text:list-item>
          <text:p text:style-name="P4">View the categorization by volume</text:p>
        </text:list-item>
        <text:list-item>
          <text:p text:style-name="P4">Graphically view (via pie charts) the stock performance by category</text:p>
        </text:list-item>
      </text:list>
      <text:p text:style-name="P5">&lt;The above also functions as the prioritized list of deliverables.&gt;</text:p>
      <text:p text:style-name="P3"/>
      <text:p text:style-name="P6">ER Diagram</text:p>
      <text:p text:style-name="P1"><draw:frame draw:style-name="fr1" draw:name="1" text:anchor-type="as-char" svg:width="15.607cm" style:rel-width="scale" svg:height="6.821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Class Diagram</text:p>
      <text:p text:style-name="P1"><draw:frame draw:style-name="fr1" draw:name="2" text:anchor-type="as-char" svg:width="15.607cm" style:rel-width="scale" svg:height="12.714cm" style:rel-height="scale" draw:z-index="1"><draw:object-ole xlink:href="./OleObj2" xlink:type="simple" xlink:show="embed" xlink:actuate="onLoad"/><draw:image xlink:href="./ObjectReplacements/OleObj2" xlink:type="simple" xlink:show="embed" xlink:actuate="onLoad"/></draw:frame></text:p>
      <text:p text:style-name="P6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" svg:font-family="Symbol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6T12:27:01.847000000</dc:date>
    <meta:editing-duration>PT20S</meta:editing-duration>
    <meta:editing-cycles>1</meta:editing-cycles>
    <meta:document-statistic meta:table-count="0" meta:image-count="0" meta:object-count="2" meta:page-count="2" meta:paragraph-count="12" meta:word-count="82" meta:character-count="539" meta:non-whitespace-character-count="472"/>
    <meta:generator>LibreOffice/5.1.3.2$Windows_x86 LibreOffice_project/644e4637d1d8544fd9f56425bd6cec110e49301b</meta:generator>
  </office:meta>
</office:document-meta>
</file>